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olynomial Systems Solv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Burak Şener</text:p>
            <text:p>Mehmet Pekmezci</text:p>
            <text:p>Mustafa Mert Ergin</text:p>
            <text:p>Şefik Tem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4T23:56:21.135827236</meta:creation-date>
    <dc:date>2018-05-04T23:58:55.982099717</dc:date>
    <meta:editing-duration>PT2M36S</meta:editing-duration>
    <meta:editing-cycles>1</meta:editing-cycles>
    <meta:document-statistic meta:object-count="25"/>
    <meta:generator>LibreOffice/5.4.6.2$Linux_X86_64 LibreOffice_project/40m0$Build-2</meta:generator>
  </office:meta>
</office:document-meta>
</file>